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6.41pt"/>
    </style:style>
    <style:style style:name="co2" style:family="table-column">
      <style:table-column-properties fo:break-before="auto" style:column-width="257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6.46pt" fo:break-before="auto" style:use-optimal-row-height="true"/>
    </style:style>
    <style:style style:name="ro3" style:family="table-row">
      <style:table-row-properties style:row-height="23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Point1</text:p>
          </table:table-cell>
          <table:table-cell table:style-name="ce3" office:value-type="string" calcext:value-type="string">
            <text:p>Point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">[324. 127.]   [135. 141.]   0.581936776638031</text:span></text:p>
            <text:p><text:span text:style-name="T1">[324. 127.]   [316. 161.]   0.841834306716919</text:span></text:p>
            <text:p><text:span text:style-name="T1">[324. 127.]   [205. 155.]   0.9264730215072632</text:span></text:p>
            <text:p>[324. 127.]   [349. 175.]   0.9318021535873413</text:p>
            <text:p>[324. 127.]   [417. 181.]   1.005855917930603</text:p>
            <text:p>[324. 127.]   [203. 143.]   1.0074801445007324</text:p>
            <text:p>[324. 127.]   [408. 115.]   1.0832229852676392</text:p>
            <text:p>[324. 127.]   [423. 196.]   1.0873111486434937</text:p>
            <text:p>[324. 127.]   [342. 165.]   1.1179202795028687</text:p>
            <text:p>[324. 127.]   [151. 139.]   1.1196752786636353</text:p>
            <text:p>[324. 127.]   [330. 105.]   1.1517541408538818</text:p>
            <text:p>[324. 127.]   [328.  92.]   1.1597449779510498</text:p>
            <text:p>[324. 127.]   [193.  44.]   1.1643635034561157</text:p>
            <text:p>[324. 127.]   [537. 183.]   1.1827120780944824</text:p>
            <text:p>[324. 127.]   [558.  94.]   1.1848506927490234</text:p>
            <text:p>[324. 127.]   [327.  81.]   1.1850266456604004</text:p>
            <text:p>[324. 127.]   [538. 257.]   1.2003278732299805</text:p>
            <text:p>[324. 127.]   [515. 281.]   1.2104580402374268</text:p>
            <text:p>[324. 127.]   [410. 131.]   1.2249568700790405</text:p>
            <text:p>[324. 127.]   [240. 174.]   1.241857886314392</text:p>
          </table:table-cell>
          <table:table-cell office:value-type="string" calcext:value-type="string">
            <text:p>[144. 150.]   [182. 173.]   0.6458907127380371</text:p>
            <text:p>[144. 150.]   [191. 185.]   0.9352485537528992</text:p>
            <text:p>[144. 150.]   [361. 186.]   1.0546562671661377</text:p>
            <text:p>[144. 150.]   [444. 266.]   1.056416392326355</text:p>
            <text:p>[144. 150.]   [190.  61.]   1.0750877857208252</text:p>
            <text:p>[144. 150.]   [459. 199.]   1.0822726488113403</text:p>
            <text:p>[144. 150.]   [432. 150.]   1.15597665309906</text:p>
            <text:p>[144. 150.]   [551. 208.]   1.1567866802215576</text:p>
            <text:p>[144. 150.]   [346. 126.]   1.165026068687439</text:p>
            <text:p>[144. 150.]   [509. 132.]   1.1786197423934937</text:p>
            <text:p>[144. 150.]   [228. 182.]   1.1854875087738037</text:p>
            <text:p>[144. 150.]   [565. 128.]   1.1912330389022827</text:p>
            <text:p>[144. 150.]   [488. 135.]   1.2313060760498047</text:p>
            <text:p>[144. 150.]   [216.  71.]   1.2549207210540771</text:p>
            <text:p>[144. 150.]   [260. 118.]   1.2654703855514526</text:p>
            <text:p>[144. 150.]   [ 12. 233.]   1.2849047183990479</text:p>
            <text:p>[144. 150.]   [205. 155.]   1.3110287189483643</text:p>
            <text:p>[144. 150.]   [431. 263.]   1.3159842491149902</text:p>
            <text:p>[144. 150.]   [331. 128.]   1.3461273908615112</text:p>
            <text:p>[144. 150.]   [562. 303.]   1.35369658470153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oint2</text:p>
          </table:table-cell>
          <table:table-cell office:value-type="string" calcext:value-type="string">
            <text:p>Point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[240. 196.]   [252. 211.]   0.7634877562522888</text:p>
            <text:p>[240. 196.]   [291. 190.]   1.096901535987854</text:p>
            <text:p>[240. 196.]   [538. 257.]   1.1043003797531128</text:p>
            <text:p>[240. 196.]   [ 33. 154.]   1.1348693370819092</text:p>
            <text:p>[240. 196.]   [172. 141.]   1.1524401903152466</text:p>
            <text:p>[240. 196.]   [391.  58.]   1.155611515045166</text:p>
            <text:p>[240. 196.]   [356. 259.]   1.1694395542144775</text:p>
            <text:p>[240. 196.]   [289. 156.]   1.1903761625289917</text:p>
            <text:p>[240. 196.]   [291. 195.]   1.2131974697113037</text:p>
            <text:p>[240. 196.]   [413. 106.]   1.2174500226974487</text:p>
            <text:p>[240. 196.]   [539. 340.]   1.2201520204544067</text:p>
            <text:p>[240. 196.]   [408. 193.]   1.2301193475723267</text:p>
            <text:p>[240. 196.]   [361. 186.]   1.231010913848877</text:p>
            <text:p>[240. 196.]   [317. 181.]   1.2330198287963867</text:p>
            <text:p>[240. 196.]   [550. 131.]   1.238888144493103</text:p>
            <text:p>[240. 196.]   [103. 360.]   1.2513012886047363</text:p>
            <text:p>[240. 196.]   [384.  55.]   1.272243857383728</text:p>
            <text:p>[240. 196.]   [318. 333.]   1.2772831916809082</text:p>
            <text:p>[240. 196.]   [328.  92.]   1.283128261566162</text:p>
            <text:p>[240. 196.]   [127. 291.]   1.2938557863235474</text:p>
          </table:table-cell>
          <table:table-cell office:value-type="string" calcext:value-type="string">
            <text:p>[ 81. 149.]   [133. 170.]   0.4619417190551758</text:p>
            <text:p>[ 81. 149.]   [291. 195.]   0.9843186140060425</text:p>
            <text:p>[ 81. 149.]   [317. 181.]   0.9946944117546082</text:p>
            <text:p>[ 81. 149.]   [408. 193.]   1.0004137754440308</text:p>
            <text:p>[ 81. 149.]   [405. 204.]   1.032785415649414</text:p>
            <text:p>[ 81. 149.]   [296. 225.]   1.1895579099655151</text:p>
            <text:p>[ 81. 149.]   [198. 224.]   1.2061899900436401</text:p>
            <text:p>[ 81. 149.]   [539. 340.]   1.231886863708496</text:p>
            <text:p>[ 81. 149.]   [410. 131.]   1.2395039796829224</text:p>
            <text:p>[ 81. 149.]   [288.  13.]   1.2536970376968384</text:p>
            <text:p>[ 81. 149.]   [382. 123.]   1.2696083784103394</text:p>
            <text:p>[ 81. 149.]   [565. 128.]   1.270586609840393</text:p>
            <text:p>[ 81. 149.]   [541. 315.]   1.2918205261230469</text:p>
            <text:p>[ 81. 149.]   [566. 274.]   1.2980356216430664</text:p>
            <text:p>[ 81. 149.]   [363. 194.]   1.3000328540802002</text:p>
            <text:p>[ 81. 149.]   [335.  69.]   1.3075309991836548</text:p>
            <text:p>[ 81. 149.]   [352. 320.]   1.3126778602600098</text:p>
            <text:p>[ 81. 149.]   [540. 329.]   1.3133928775787354</text:p>
            <text:p>[ 81. 149.]   [313.  29.]   1.3335262537002563</text:p>
            <text:p>[ 81. 149.]   [468.  65.]   1.35602414608001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oint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[150. 115.]   [186. 147.]   0.5515227913856506</text:p>
            <text:p>[150. 115.]   [193.  44.]   1.0975388288497925</text:p>
            <text:p>[150. 115.]   [293. 167.]   1.153806209564209</text:p>
            <text:p>[150. 115.]   [328.  92.]   1.1752841472625732</text:p>
            <text:p>[150. 115.]   [395. 182.]   1.1935304403305054</text:p>
            <text:p>[150. 115.]   [375. 189.]   1.215297818183899</text:p>
            <text:p>[150. 115.]   [228. 182.]   1.2176311016082764</text:p>
            <text:p>[150. 115.]   [327.  81.]   1.2531514167785645</text:p>
            <text:p>[150. 115.]   [564. 181.]   1.2785532474517822</text:p>
            <text:p>[150. 115.]   [432.  93.]   1.2859573364257812</text:p>
            <text:p>[150. 115.]   [355.  17.]   1.2903428077697754</text:p>
            <text:p>[150. 115.]   [242. 118.]   1.29189133644104</text:p>
            <text:p>[150. 115.]   [240. 174.]   1.2976102828979492</text:p>
            <text:p>[150. 115.]   [288.  13.]   1.3098986148834229</text:p>
            <text:p>[150. 115.]   [220. 266.]   1.3130885362625122</text:p>
            <text:p>[150. 115.]   [417. 181.]   1.3193954229354858</text:p>
            <text:p>[150. 115.]   [21. 55.]   1.3519858121871948</text:p>
            <text:p>[150. 115.]   [330. 105.]   1.3538646697998047</text:p>
            <text:p>[150. 115.]   [352. 320.]   1.3747127056121826</text:p>
            <text:p>[150. 115.]   [362. 147.]   1.3774611949920654</text:p>
          </table:table-cell>
          <table:table-cell office:value-type="string" calcext:value-type="string">
            <text:p>[ 75. 109.]   [135. 141.]   0.6384809017181396</text:p>
            <text:p>[ 75. 109.]   [205. 155.]   0.9960917830467224</text:p>
            <text:p>[ 75. 109.]   [203. 143.]   1.019587516784668</text:p>
            <text:p>[ 75. 109.]   [423. 196.]   1.056395173072815</text:p>
            <text:p>[ 75. 109.]   [349. 175.]   1.063783049583435</text:p>
            <text:p>[ 75. 109.]   [313.  77.]   1.0639725923538208</text:p>
            <text:p>[ 75. 109.]   [417. 181.]   1.0690851211547852</text:p>
            <text:p>[ 75. 109.]   [311.  82.]   1.0754698514938354</text:p>
            <text:p>[ 75. 109.]   [428. 196.]   1.0868741273880005</text:p>
            <text:p>[ 75. 109.]   [151. 139.]   1.101496934890747</text:p>
            <text:p>[ 75. 109.]   [396. 115.]   1.1117807626724243</text:p>
            <text:p>[ 75. 109.]   [193.  44.]   1.123342752456665</text:p>
            <text:p>[ 75. 109.]   [408. 115.]   1.1312339305877686</text:p>
            <text:p>[ 75. 109.]   [330. 105.]   1.1693477630615234</text:p>
            <text:p>[ 75. 109.]   [332. 183.]   1.2020838260650635</text:p>
            <text:p>[ 75. 109.]   [556.  79.]   1.2357832193374634</text:p>
            <text:p>[ 75. 109.]   [524. 364.]   1.2359189987182617</text:p>
            <text:p>[ 75. 109.]   [190.  61.]   1.2415052652359009</text:p>
            <text:p>[ 75. 109.]   [253. 186.]   1.2734463214874268</text:p>
            <text:p>[ 75. 109.]   [564. 181.]   1.3000414371490479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[ 34. 251.]   [ 96. 250.]   0.4498751759529114</text:p>
            <text:p>[ 34. 251.]   [  8. 263.]   0.7095714211463928</text:p>
            <text:p>[ 34. 251.]   [175. 248.]   0.7347943782806396</text:p>
            <text:p>[ 34. 251.]   [177. 235.]   0.9910603165626526</text:p>
            <text:p>[ 34. 251.]   [153. 263.]   1.0646421909332275</text:p>
            <text:p>[ 34. 251.]   [355. 244.]   1.0656856298446655</text:p>
            <text:p>[ 34. 251.]   [217. 201.]   1.0793473720550537</text:p>
            <text:p>[ 34. 251.]   [265. 225.]   1.176264762878418</text:p>
            <text:p>[ 34. 251.]   [443. 178.]   1.1870652437210083</text:p>
            <text:p>[ 34. 251.]   [434. 139.]   1.2288379669189453</text:p>
            <text:p>[ 34. 251.]   [522. 239.]   1.2619149684906006</text:p>
            <text:p>[ 34. 251.]   [ 57. 192.]   1.2868608236312866</text:p>
            <text:p>[ 34. 251.]   [520. 228.]   1.3247795104980469</text:p>
            <text:p>[ 34. 251.]   [229. 231.]   1.3259973526000977</text:p>
            <text:p>[ 34. 251.]   [557. 240.]   1.3424859046936035</text:p>
            <text:p>[ 34. 251.]   [ 63. 219.]   1.3470700979232788</text:p>
            <text:p>[ 34. 251.]   [377. 215.]   1.3507883548736572</text:p>
            <text:p>[ 34. 251.]   [259. 132.]   1.3546558618545532</text:p>
            <text:p>[ 34. 251.]   [355.  17.]   1.354805827140808</text:p>
            <text:p>[ 34. 251.]   [396. 163.]   1.3650377988815308</text:p>
            <text:p/>
          </table:table-cell>
          <table:table-cell office:value-type="string" calcext:value-type="string">
            <text:p>[ 40. 219.]   [101. 224.]   0.5699133276939392</text:p>
            <text:p>[ 40. 219.]   [176. 224.]   0.9727357625961304</text:p>
            <text:p>[ 40. 219.]   [207. 232.]   1.0003584623336792</text:p>
            <text:p>[ 40. 219.]   [ 18. 205.]   1.0392619371414185</text:p>
            <text:p>[ 40. 219.]   [177. 235.]   1.097752571105957</text:p>
            <text:p>[ 40. 219.]   [363. 194.]   1.1130036115646362</text:p>
            <text:p>[ 40. 219.]   [564. 321.]   1.1162179708480835</text:p>
            <text:p>[ 40. 219.]   [331. 128.]   1.1296714544296265</text:p>
            <text:p>[ 40. 219.]   [184.  92.]   1.1772295236587524</text:p>
            <text:p>[ 40. 219.]   [117. 224.]   1.1905120611190796</text:p>
            <text:p>[ 40. 219.]   [431. 217.]   1.1982721090316772</text:p>
            <text:p>[ 40. 219.]   [266.  27.]   1.2243504524230957</text:p>
            <text:p>[ 40. 219.]   [180. 199.]   1.2305264472961426</text:p>
            <text:p>[ 40. 219.]   [565. 128.]   1.2309283018112183</text:p>
            <text:p>[ 40. 219.]   [566. 274.]   1.2388218641281128</text:p>
            <text:p>[ 40. 219.]   [424. 229.]   1.2474926710128784</text:p>
            <text:p>[ 40. 219.]   [375.  65.]   1.2476524114608765</text:p>
            <text:p>[ 40. 219.]   [419.  74.]   1.255046010017395</text:p>
            <text:p>[ 40. 219.]   [516. 102.]   1.2551614046096802</text:p>
            <text:p>[ 40. 219.]   [252. 232.]   1.279701828956604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[ 20. 229.]   [ 86. 232.]   0.5005719065666199</text:p>
            <text:p>[ 20. 229.]   [ 90. 207.]   0.7906007170677185</text:p>
            <text:p>[ 20. 229.]   [ 18. 205.]   0.9660632610321045</text:p>
            <text:p>[ 20. 229.]   [198. 224.]   1.00556218624115</text:p>
            <text:p>[ 20. 229.]   [291. 190.]   1.0977362394332886</text:p>
            <text:p>[ 20. 229.]   [101. 224.]   1.1062779426574707</text:p>
            <text:p>[ 20. 229.]   [317. 181.]   1.1075905561447144</text:p>
            <text:p>[ 20. 229.]   [128. 208.]   1.1815871000289917</text:p>
            <text:p>[ 20. 229.]   [205. 256.]   1.1842622756958008</text:p>
            <text:p>[ 20. 229.]   [142.  98.]   1.1842960119247437</text:p>
            <text:p>[ 20. 229.]   [408. 193.]   1.19334077835083</text:p>
            <text:p>[ 20. 229.]   [356. 259.]   1.2029345035552979</text:p>
            <text:p>[ 20. 229.]   [424. 243.]   1.206268548965454</text:p>
            <text:p>[ 20. 229.]   [303. 213.]   1.2370368242263794</text:p>
            <text:p>[ 20. 229.]   [522. 295.]   1.252224326133728</text:p>
            <text:p>[ 20. 229.]   [311. 225.]   1.2540744543075562</text:p>
            <text:p>[ 20. 229.]   [392.  68.]   1.262256145477295</text:p>
            <text:p>[ 20. 229.]   [538. 257.]   1.2653192281723022</text:p>
            <text:p>[ 20. 229.]   [313.  15.]   1.2685961723327637</text:p>
            <text:p>[ 20. 229.]   [411. 251.]   1.2770692110061646</text:p>
            <text:p/>
          </table:table-cell>
          <table:table-cell office:value-type="string" calcext:value-type="string">
            <text:p>[174. 124.]   [205. 155.]   0.5297853946685791</text:p>
            <text:p>[174. 124.]   [349. 175.]   1.018481969833374</text:p>
            <text:p>[174. 124.]   [135. 141.]   1.103608250617981</text:p>
            <text:p>[174. 124.]   [550. 131.]   1.1820203065872192</text:p>
            <text:p>[174. 124.]   [346. 126.]   1.2490029335021973</text:p>
            <text:p>[174. 124.]   [468.  65.]   1.25042724609375</text:p>
            <text:p>[174. 124.]   [  8. 263.]   1.251476526260376</text:p>
            <text:p>[174. 124.]   [ 12. 233.]   1.257927656173706</text:p>
            <text:p>[174. 124.]   [ 78. 277.]   1.2789325714111328</text:p>
            <text:p>[174. 124.]   [391.  58.]   1.2876619100570679</text:p>
            <text:p>[174. 124.]   [259. 132.]   1.2915623188018799</text:p>
            <text:p>[174. 124.]   [417. 181.]   1.2919591665267944</text:p>
            <text:p>[174. 124.]   [181. 111.]   1.2933363914489746</text:p>
            <text:p>[174. 124.]   [541. 289.]   1.306962013244629</text:p>
            <text:p>[174. 124.]   [459.  71.]   1.3094490766525269</text:p>
            <text:p>[174. 124.]   [100. 160.]   1.3138617277145386</text:p>
            <text:p>[174. 124.]   [495. 202.]   1.319218397140503</text:p>
            <text:p>[174. 124.]   [564. 181.]   1.3224215507507324</text:p>
            <text:p>[174. 124.]   [216.  71.]   1.3226284980773926</text:p>
            <text:p>[174. 124.]   [463.  93.]   1.328010082244873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[176. 225.]   [207. 232.]   0.6204294562339783</text:p>
            <text:p>[176. 225.]   [424. 243.]   0.9365746378898621</text:p>
            <text:p>[176. 225.]   [101. 224.]   1.031624436378479</text:p>
            <text:p>[176. 225.]   [356. 259.]   1.0405583381652832</text:p>
            <text:p>[176. 225.]   [252. 211.]   1.0440086126327515</text:p>
            <text:p>[176. 225.]   [296. 225.]   1.066077470779419</text:p>
            <text:p>[176. 225.]   [205. 256.]   1.0716350078582764</text:p>
            <text:p>[176. 225.]   [ 86. 232.]   1.090293049812317</text:p>
            <text:p>[176. 225.]   [138. 221.]   1.094420313835144</text:p>
            <text:p>[176. 225.]   [208. 210.]   1.102878212928772</text:p>
            <text:p>[176. 225.]   [252. 232.]   1.1183730363845825</text:p>
            <text:p>[176. 225.]   [411. 251.]   1.127514362335205</text:p>
            <text:p>[176. 225.]   [ 81. 261.]   1.138236165046692</text:p>
            <text:p>[176. 225.]   [328. 233.]   1.1711615324020386</text:p>
            <text:p>[176. 225.]   [176. 224.]   1.1791993379592896</text:p>
            <text:p>[176. 225.]   [419.  74.]   1.2197290658950806</text:p>
            <text:p>[176. 225.]   [337.  45.]   1.2298362255096436</text:p>
            <text:p>[176. 225.]   [164. 257.]   1.260482907295227</text:p>
            <text:p>[176. 225.]   [265. 225.]   1.2709203958511353</text:p>
            <text:p>[176. 225.]   [338. 225.]   1.2744195461273193</text:p>
            <text:p/>
          </table:table-cell>
          <table:table-cell office:value-type="string" calcext:value-type="string">
            <text:p>[ 26. 197.]   [ 90. 207.]   0.4873330593109131</text:p>
            <text:p>[ 26. 197.]   [ 18. 205.]   0.9665221571922302</text:p>
            <text:p>[ 26. 197.]   [208. 210.]   1.0378466844558716</text:p>
            <text:p>[ 26. 197.]   [198. 224.]   1.071962594985962</text:p>
            <text:p>[ 26. 197.]   [111. 145.]   1.1151365041732788</text:p>
            <text:p>[ 26. 197.]   [408. 224.]   1.1357603073120117</text:p>
            <text:p>[ 26. 197.]   [103. 360.]   1.1795991659164429</text:p>
            <text:p>[ 26. 197.]   [288.  13.]   1.2038791179656982</text:p>
            <text:p>[ 26. 197.]   [424. 229.]   1.2143034934997559</text:p>
            <text:p>[ 26. 197.]   [142.  98.]   1.2164952754974365</text:p>
            <text:p>[ 26. 197.]   [261. 109.]   1.2178370952606201</text:p>
            <text:p>[ 26. 197.]   [329. 219.]   1.2377634048461914</text:p>
            <text:p>[ 26. 197.]   [147. 266.]   1.2595115900039673</text:p>
            <text:p>[ 26. 197.]   [313.  15.]   1.2650591135025024</text:p>
            <text:p>[ 26. 197.]   [538. 257.]   1.2911672592163086</text:p>
            <text:p>[ 26. 197.]   [500. 367.]   1.2977913618087769</text:p>
            <text:p>[ 26. 197.]   [172. 141.]   1.3241413831710815</text:p>
            <text:p>[ 26. 197.]   [548. 164.]   1.3319196701049805</text:p>
            <text:p>[ 26. 197.]   [534. 366.]   1.3411872386932373</text:p>
            <text:p>[ 26. 197.]   [220. 266.]   1.3419524431228638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[175. 256.]   [205. 256.]   0.5728216767311096</text:p>
            <text:p>[175. 256.]   [141. 263.]   0.9370886087417603</text:p>
            <text:p>[175. 256.]   [355. 244.]   0.9825840592384338</text:p>
            <text:p>[175. 256.]   [411. 251.]   1.0228707790374756</text:p>
            <text:p>[175. 256.]   [  8. 263.]   1.0441455841064453</text:p>
            <text:p>[175. 256.]   [153. 263.]   1.0614601373672485</text:p>
            <text:p>[175. 256.]   [424. 243.]   1.0801814794540405</text:p>
            <text:p>[175. 256.]   [220. 266.]   1.0987178087234497</text:p>
            <text:p>[175. 256.]   [504. 153.]   1.1303895711898804</text:p>
            <text:p>[175. 256.]   [414. 287.]   1.168943166732788</text:p>
            <text:p>[175. 256.]   [ 90. 207.]   1.1692967414855957</text:p>
            <text:p>[175. 256.]   [164. 257.]   1.172913670539856</text:p>
            <text:p>[175. 256.]   [328. 233.]   1.1776055097579956</text:p>
            <text:p>[175. 256.]   [184.  92.]   1.1937824487686157</text:p>
            <text:p>[175. 256.]   [384.  55.]   1.2050271034240723</text:p>
            <text:p>[175. 256.]   [290. 138.]   1.2123042345046997</text:p>
            <text:p>[175. 256.]   [486. 250.]   1.2214685678482056</text:p>
            <text:p>[175. 256.]   [224. 126.]   1.2290544509887695</text:p>
            <text:p>[175. 256.]   [408. 115.]   1.2495317459106445</text:p>
            <text:p>[175. 256.]   [260. 118.]   1.2594656944274902</text:p>
            <text:p/>
          </table:table-cell>
          <table:table-cell office:value-type="string" calcext:value-type="string">
            <text:p>[130. 139.]   [171. 166.]   0.6672943830490112</text:p>
            <text:p>[130. 139.]   [100. 160.]   1.0195984840393066</text:p>
            <text:p>[130. 139.]   [190.  61.]   1.0232809782028198</text:p>
            <text:p>[130. 139.]   [423. 196.]   1.032373309135437</text:p>
            <text:p>[130. 139.]   [330. 105.]   1.05514657497406</text:p>
            <text:p>[130. 139.]   [176. 224.]   1.0622453689575195</text:p>
            <text:p>[130. 139.]   [332. 183.]   1.0709705352783203</text:p>
            <text:p>[130. 139.]   [205. 155.]   1.0874543190002441</text:p>
            <text:p>[130. 139.]   [207. 232.]   1.1217128038406372</text:p>
            <text:p>[130. 139.]   [208. 210.]   1.1233619451522827</text:p>
            <text:p>[130. 139.]   [169. 201.]   1.173277735710144</text:p>
            <text:p>[130. 139.]   [101. 224.]   1.1759990453720093</text:p>
            <text:p>[130. 139.]   [434. 139.]   1.1848939657211304</text:p>
            <text:p>[130. 139.]   [551. 208.]   1.2038605213165283</text:p>
            <text:p>[130. 139.]   [142. 231.]   1.2249560356140137</text:p>
            <text:p>[130. 139.]   [387. 286.]   1.250773310661316</text:p>
            <text:p>[130. 139.]   [180. 199.]   1.2682535648345947</text:p>
            <text:p>[130. 139.]   [338. 225.]   1.2851428985595703</text:p>
            <text:p>[130. 139.]   [216.  71.]   1.286503553390503</text:p>
            <text:p>[130. 139.]   [354. 229.]   1.292059302330017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[192. 108.]   [223. 146.]   0.5394148826599121</text:p>
            <text:p>[192. 108.]   [258. 152.]   0.7767159342765808</text:p>
            <text:p>[192. 108.]   [443. 178.]   0.834191083908081</text:p>
            <text:p>[192. 108.]   [380. 172.]   0.861790120601654</text:p>
            <text:p>[192. 108.]   [147. 266.]   0.9027984738349915</text:p>
            <text:p>[192. 108.]   [252. 264.]   0.9190168380737305</text:p>
            <text:p>[192. 108.]   [362. 169.]   0.9543927311897278</text:p>
            <text:p>[192. 108.]   [251. 253.]   0.9872692823410034</text:p>
            <text:p>[192. 108.]   [263.  57.]   1.0264053344726562</text:p>
            <text:p>[192. 108.]   [470. 174.]   1.060041069984436</text:p>
            <text:p>[192. 108.]   [428. 121.]   1.1563247442245483</text:p>
            <text:p>[192. 108.]   [ 78. 277.]   1.1570584774017334</text:p>
            <text:p>[192. 108.]   [ 81. 261.]   1.1623939275741577</text:p>
            <text:p>[192. 108.]   [342. 165.]   1.1736432313919067</text:p>
            <text:p>[192. 108.]   [299. 259.]   1.2004393339157104</text:p>
            <text:p>[192. 108.]   [330. 164.]   1.2280696630477905</text:p>
            <text:p>[192. 108.]   [291. 251.]   1.239295482635498</text:p>
            <text:p>[192. 108.]   [417. 181.]   1.2423961162567139</text:p>
            <text:p>[192. 108.]   [220. 266.]   1.2429367303848267</text:p>
            <text:p>[192. 108.]   [419.  74.]   1.2561675310134888</text:p>
            <text:p/>
          </table:table-cell>
          <table:table-cell office:value-type="string" calcext:value-type="string">
            <text:p>[181. 160.]   [211. 183.]   0.5525804162025452</text:p>
            <text:p>[181. 160.]   [363. 194.]   0.9186961054801941</text:p>
            <text:p>[181. 160.]   [180. 199.]   1.0965454578399658</text:p>
            <text:p>[181. 160.]   [309. 199.]   1.149839162826538</text:p>
            <text:p>[181. 160.]   [207. 232.]   1.164315104484558</text:p>
            <text:p>[181. 160.]   [562. 303.]   1.1988816261291504</text:p>
            <text:p>[181. 160.]   [ 96. 250.]   1.2276777029037476</text:p>
            <text:p>[181. 160.]   [347.  74.]   1.2355833053588867</text:p>
            <text:p>[181. 160.]   [481. 332.]   1.2592048645019531</text:p>
            <text:p>[181. 160.]   [235.  29.]   1.2705402374267578</text:p>
            <text:p>[181. 160.]   [567. 220.]   1.2756953239440918</text:p>
            <text:p>[181. 160.]   [405. 204.]   1.29250967502594</text:p>
            <text:p>[181. 160.]   [142. 231.]   1.2985306978225708</text:p>
            <text:p>[181. 160.]   [509. 132.]   1.313254475593567</text:p>
            <text:p>[181. 160.]   [353. 213.]   1.3322694301605225</text:p>
            <text:p>[181. 160.]   [292. 230.]   1.3560564517974854</text:p>
            <text:p>[181. 160.]   [566. 207.]   1.3791924715042114</text:p>
            <text:p>[181. 160.]   [263.  57.]   1.3830904960632324</text:p>
            <text:p>[181. 160.]   [388. 202.]   1.3887112140655518</text:p>
            <text:p>[181. 160.]   [509.  44.]   1.3992747068405151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[150. 198.]   [188. 210.]   0.5765569806098938</text:p>
            <text:p>[150. 198.]   [397. 216.]   1.0578243732452393</text:p>
            <text:p>[150. 198.]   [120. 205.]   1.0765316486358643</text:p>
            <text:p>[150. 198.]   [110. 204.]   1.0885229110717773</text:p>
            <text:p>[150. 198.]   [225. 211.]   1.0940474271774292</text:p>
            <text:p>[150. 198.]   [235. 192.]   1.0952986478805542</text:p>
            <text:p>[150. 198.]   [191. 185.]   1.1066087484359741</text:p>
            <text:p>[150. 198.]   [551. 208.]   1.2074871063232422</text:p>
            <text:p>[150. 198.]   [239. 212.]   1.2226674556732178</text:p>
            <text:p>[150. 198.]   [303. 213.]   1.225960373878479</text:p>
            <text:p>[150. 198.]   [414. 287.]   1.2470680475234985</text:p>
            <text:p>[150. 198.]   [477. 299.]   1.2499208450317383</text:p>
            <text:p>[150. 198.]   [390. 334.]   1.252094030380249</text:p>
            <text:p>[150. 198.]   [520. 228.]   1.2708593606948853</text:p>
            <text:p>[150. 198.]   [523. 215.]   1.2867366075515747</text:p>
            <text:p>[150. 198.]   [432. 150.]   1.2889524698257446</text:p>
            <text:p>[150. 198.]   [261. 193.]   1.2968720197677612</text:p>
            <text:p>[150. 198.]   [199. 200.]   1.3255705833435059</text:p>
            <text:p>[150. 198.]   [216.  71.]   1.325987458229065</text:p>
            <text:p>[150. 198.]   [290. 116.]   1.3317683935165405</text:p>
            <text:p/>
          </table:table-cell>
          <table:table-cell office:value-type="string" calcext:value-type="string">
            <text:p>[244. 112.]   [258. 152.]   0.5545334219932556</text:p>
            <text:p>[244. 112.]   [263.  57.]   0.8018102049827576</text:p>
            <text:p>[244. 112.]   [252. 264.]   0.8341660499572754</text:p>
            <text:p>[244. 112.]   [289. 156.]   0.8619720935821533</text:p>
            <text:p>[244. 112.]   [223. 146.]   0.92546546459198</text:p>
            <text:p>[244. 112.]   [251. 253.]   0.9297712445259094</text:p>
            <text:p>[244. 112.]   [147. 266.]   0.9444838166236877</text:p>
            <text:p>[244. 112.]   [141. 263.]   1.0964000225067139</text:p>
            <text:p>[244. 112.]   [443. 178.]   1.116248607635498</text:p>
            <text:p>[244. 112.]   [486. 250.]   1.1331125497817993</text:p>
            <text:p>[244. 112.]   [ 78. 277.]   1.1616863012313843</text:p>
            <text:p>[244. 112.]   [417. 181.]   1.175987958908081</text:p>
            <text:p>[244. 112.]   [314. 359.]   1.2129770517349243</text:p>
            <text:p>[244. 112.]   [252. 201.]   1.2168256044387817</text:p>
            <text:p>[244. 112.]   [387.  93.]   1.221657395362854</text:p>
            <text:p>[244. 112.]   [251.  35.]   1.2526828050613403</text:p>
            <text:p>[244. 112.]   [131. 273.]   1.268986701965332</text:p>
            <text:p>[244. 112.]   [439. 239.]   1.2727570533752441</text:p>
            <text:p>[244. 112.]   [197. 247.]   1.275234580039978</text:p>
            <text:p>[244. 112.]   [297. 243.]   1.283252477645874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[178. 195.]   [208. 210.]   0.5586313009262085</text:p>
            <text:p>[178. 195.]   [ 18. 205.]   0.9139582514762878</text:p>
            <text:p>[178. 195.]   [428. 196.]   1.0206522941589355</text:p>
            <text:p>[178. 195.]   [101. 224.]   1.0691609382629395</text:p>
            <text:p>[178. 195.]   [423. 196.]   1.089226484298706</text:p>
            <text:p>[178. 195.]   [171. 166.]   1.0892360210418701</text:p>
            <text:p>[178. 195.]   [182. 173.]   1.1086193323135376</text:p>
            <text:p>[178. 195.]   [431. 217.]   1.1129179000854492</text:p>
            <text:p>[178. 195.]   [495. 202.]   1.1634167432785034</text:p>
            <text:p>[178. 195.]   [331.  21.]   1.1696040630340576</text:p>
            <text:p>[178. 195.]   [417. 181.]   1.1785316467285156</text:p>
            <text:p>[178. 195.]   [253. 174.]   1.2018567323684692</text:p>
            <text:p>[178. 195.]   [225. 211.]   1.208865761756897</text:p>
            <text:p>[178. 195.]   [548. 164.]   1.212343454360962</text:p>
            <text:p>[178. 195.]   [332. 183.]   1.2140851020812988</text:p>
            <text:p>[178. 195.]   [539. 340.]   1.2576022148132324</text:p>
            <text:p>[178. 195.]   [346. 126.]   1.268904685974121</text:p>
            <text:p>[178. 195.]   [468.  34.]   1.2847272157669067</text:p>
            <text:p>[178. 195.]   [352. 320.]   1.3001714944839478</text:p>
            <text:p>[178. 195.]   [462.  40.]   1.3155508041381836</text:p>
            <text:p/>
          </table:table-cell>
          <table:table-cell office:value-type="string" calcext:value-type="string">
            <text:p>[ 15. 264.]   [ 81. 261.]   0.45383697748184204</text:p>
            <text:p>[ 15. 264.]   [424. 243.]   0.7479405403137207</text:p>
            <text:p>[ 15. 264.]   [205. 256.]   0.7549540400505066</text:p>
            <text:p>[ 15. 264.]   [153. 263.]   0.8086901903152466</text:p>
            <text:p>[ 15. 264.]   [  8. 263.]   0.8139143586158752</text:p>
            <text:p>[ 15. 264.]   [355. 244.]   0.8573055863380432</text:p>
            <text:p>[ 15. 264.]   [164. 257.]   0.8855310678482056</text:p>
            <text:p>[ 15. 264.]   [502. 235.]   0.9095770120620728</text:p>
            <text:p>[ 15. 264.]   [411. 251.]   0.9567936658859253</text:p>
            <text:p>[ 15. 264.]   [ 18. 205.]   0.9675050973892212</text:p>
            <text:p>[ 15. 264.]   [141. 263.]   0.9993754029273987</text:p>
            <text:p>[ 15. 264.]   [291. 251.]   1.03150475025177</text:p>
            <text:p>[ 15. 264.]   [207. 232.]   1.0390673875808716</text:p>
            <text:p>[ 15. 264.]   [ 12. 233.]   1.0487375259399414</text:p>
            <text:p>[ 15. 264.]   [197. 247.]   1.0513635873794556</text:p>
            <text:p>[ 15. 264.]   [175. 248.]   1.0518678426742554</text:p>
            <text:p>[ 15. 264.]   [122. 249.]   1.053113341331482</text:p>
            <text:p>[ 15. 264.]   [252. 232.]   1.05648672580719</text:p>
            <text:p>[ 15. 264.]   [413. 151.]   1.0664299726486206</text:p>
            <text:p>[ 15. 264.]   [328. 249.]   1.099971890449524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[149.  40.]   [184.  92.]   0.7300953269004822</text:p>
            <text:p>[149.  40.]   [550. 273.]   1.1174582242965698</text:p>
            <text:p>[149.  40.]   [165.  53.]   1.132914662361145</text:p>
            <text:p>[149.  40.]   [181. 111.]   1.1435582637786865</text:p>
            <text:p>[149.  40.]   [422. 169.]   1.1525799036026</text:p>
            <text:p>[149.  40.]   [ 18. 205.]   1.1683506965637207</text:p>
            <text:p>[149.  40.]   [313.  15.]   1.2154839038848877</text:p>
            <text:p>[149.  40.]   [252. 211.]   1.2186474800109863</text:p>
            <text:p>[149.  40.]   [145. 113.]   1.2189468145370483</text:p>
            <text:p>[149.  40.]   [299. 268.]   1.2234715223312378</text:p>
            <text:p>[149.  40.]   [ 33. 154.]   1.2281816005706787</text:p>
            <text:p>[149.  40.]   [251. 253.]   1.2557886838912964</text:p>
            <text:p>[149.  40.]   [  8. 263.]   1.2742172479629517</text:p>
            <text:p>[149.  40.]   [428. 121.]   1.2878137826919556</text:p>
            <text:p>[149.  40.]   [314. 359.]   1.2971196174621582</text:p>
            <text:p>[149.  40.]   [391.  58.]   1.2971395254135132</text:p>
            <text:p>[149.  40.]   [216.  71.]   1.301573634147644</text:p>
            <text:p>[149.  40.]   [175. 248.]   1.3220317363739014</text:p>
            <text:p>[149.  40.]   [318. 333.]   1.343438982963562</text:p>
            <text:p>[149.  40.]   [488. 135.]   1.3456553220748901</text:p>
            <text:p/>
          </table:table-cell>
          <table:table-cell office:value-type="string" calcext:value-type="string">
            <text:p>[ 94. 139.]   [146. 163.]   0.46452149748802185</text:p>
            <text:p>[ 94. 139.]   [317. 181.]   0.9755201935768127</text:p>
            <text:p>[ 94. 139.]   [ 33. 154.]   1.0392122268676758</text:p>
            <text:p>[ 94. 139.]   [202. 176.]   1.1233640909194946</text:p>
            <text:p>[ 94. 139.]   [211. 183.]   1.1338675022125244</text:p>
            <text:p>[ 94. 139.]   [ 90. 207.]   1.158617377281189</text:p>
            <text:p>[ 94. 139.]   [291. 195.]   1.2103826999664307</text:p>
            <text:p>[ 94. 139.]   [184.  92.]   1.2534488439559937</text:p>
            <text:p>[ 94. 139.]   [363. 194.]   1.2550833225250244</text:p>
            <text:p>[ 94. 139.]   [291. 190.]   1.2676832675933838</text:p>
            <text:p>[ 94. 139.]   [111. 145.]   1.3013889789581299</text:p>
            <text:p>[ 94. 139.]   [509. 132.]   1.3204325437545776</text:p>
            <text:p>[ 94. 139.]   [565. 128.]   1.323144793510437</text:p>
            <text:p>[ 94. 139.]   [299. 268.]   1.325346827507019</text:p>
            <text:p>[ 94. 139.]   [395. 128.]   1.3387044668197632</text:p>
            <text:p>[ 94. 139.]   [  8. 263.]   1.3459200859069824</text:p>
            <text:p>[ 94. 139.]   [181. 111.]   1.3651248216629028</text:p>
            <text:p>[ 94. 139.]   [355.  17.]   1.3652029037475586</text:p>
            <text:p>[ 94. 139.]   [141. 263.]   1.3744101524353027</text:p>
            <text:p>[ 94. 139.]   [313.  15.]   1.3780134916305542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[ 53. 150.]   [111. 169.]   0.511368989944458</text:p>
            <text:p>[ 53. 150.]   [182. 173.]   0.748779833316803</text:p>
            <text:p>[ 53. 150.]   [191. 185.]   0.9231134653091431</text:p>
            <text:p>[ 53. 150.]   [361. 186.]   1.0876147747039795</text:p>
            <text:p>[ 53. 150.]   [228. 182.]   1.1007237434387207</text:p>
            <text:p>[ 53. 150.]   [265. 225.]   1.1065130233764648</text:p>
            <text:p>[ 53. 150.]   [565. 128.]   1.2046256065368652</text:p>
            <text:p>[ 53. 150.]   [481. 200.]   1.2297190427780151</text:p>
            <text:p>[ 53. 150.]   [550. 273.]   1.253599762916565</text:p>
            <text:p>[ 53. 150.]   [390. 334.]   1.2594293355941772</text:p>
            <text:p>[ 53. 150.]   [146. 163.]   1.2649480104446411</text:p>
            <text:p>[ 53. 150.]   [364. 118.]   1.2774829864501953</text:p>
            <text:p>[ 53. 150.]   [216.  71.]   1.2928439378738403</text:p>
            <text:p>[ 53. 150.]   [566. 291.]   1.309931993484497</text:p>
            <text:p>[ 53. 150.]   [172. 141.]   1.3127590417861938</text:p>
            <text:p>[ 53. 150.]   [291. 179.]   1.3146543502807617</text:p>
            <text:p>[ 53. 150.]   [382. 123.]   1.3257156610488892</text:p>
            <text:p>[ 53. 150.]   [180. 199.]   1.3288342952728271</text:p>
            <text:p>[ 53. 150.]   [378. 230.]   1.3512955904006958</text:p>
            <text:p>[ 53. 150.]   [165. 310.]   1.3531008958816528</text:p>
            <text:p/>
          </table:table-cell>
          <table:table-cell office:value-type="string" calcext:value-type="string">
            <text:p>[ 38. 138.]   [100. 160.]   0.4637927711009979</text:p>
            <text:p>[ 38. 138.]   [ 33. 154.]   0.7826275825500488</text:p>
            <text:p>[ 38. 138.]   [252. 211.]   0.9210954308509827</text:p>
            <text:p>[ 38. 138.]   [291. 179.]   0.9390942454338074</text:p>
            <text:p>[ 38. 138.]   [361. 186.]   1.026313304901123</text:p>
            <text:p>[ 38. 138.]   [410. 131.]   1.0690110921859741</text:p>
            <text:p>[ 38. 138.]   [291. 190.]   1.0889999866485596</text:p>
            <text:p>[ 38. 138.]   [ 18. 205.]   1.1110844612121582</text:p>
            <text:p>[ 38. 138.]   [495. 202.]   1.1149821281433105</text:p>
            <text:p>[ 38. 138.]   [328.  92.]   1.1247769594192505</text:p>
            <text:p>[ 38. 138.]   [417. 181.]   1.1393204927444458</text:p>
            <text:p>[ 38. 138.]   [551. 208.]   1.1418967247009277</text:p>
            <text:p>[ 38. 138.]   [363. 194.]   1.1763572692871094</text:p>
            <text:p>[ 38. 138.]   [327.  81.]   1.2182745933532715</text:p>
            <text:p>[ 38. 138.]   [299. 268.]   1.2448362112045288</text:p>
            <text:p>[ 38. 138.]   [468.  65.]   1.2773312330245972</text:p>
            <text:p>[ 38. 138.]   [411. 251.]   1.2795302867889404</text:p>
            <text:p>[ 38. 138.]   [142. 231.]   1.3048886060714722</text:p>
            <text:p>[ 38. 138.]   [290.  19.]   1.3220078945159912</text:p>
            <text:p>[ 38. 138.]   [550. 131.]   1.3361055850982666</text:p>
            <text:p/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0">00/00/0000</text:date>, <text:time style:data-style-name="N2" text:time-value="20:46:39.251714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23:37:40.679538740</meta:creation-date>
    <meta:generator>LibreOffice/5.1.6.2$Linux_X86_64 LibreOffice_project/10m0$Build-2</meta:generator>
    <dc:date>2019-10-10T22:33:38.942359493</dc:date>
    <meta:editing-duration>PT2H11M44S</meta:editing-duration>
    <meta:editing-cycles>12</meta:editing-cycles>
    <meta:document-statistic meta:table-count="1" meta:cell-count="29" meta:object-count="0"/>
  </office:meta>
</office:document-meta>
</file>